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Segoe UI" fo:font-size="8pt" style:font-size-asian="8pt" style:font-size-complex="8pt"/>
    </style:style>
    <style:style style:name="P2" style:family="paragraph" style:parent-style-name="Text_20_body">
      <style:text-properties style:font-name="Segoe UI" fo:font-size="8pt" style:text-underline-style="solid" style:text-underline-width="auto" style:text-underline-color="font-color" style:font-size-asian="8pt" style:font-size-complex="8pt"/>
    </style:style>
    <style:style style:name="P3" style:family="paragraph" style:parent-style-name="Text_20_body">
      <style:text-properties style:font-name="Segoe UI" fo:font-size="8pt" style:text-underline-style="solid" style:text-underline-width="auto" style:text-underline-color="font-color" fo:font-weight="bold" style:font-size-asian="8pt" style:font-weight-asian="bold" style:font-size-complex="8pt" style:font-weight-complex="bold"/>
    </style:style>
    <style:style style:name="P4" style:family="paragraph" style:parent-style-name="Text_20_body">
      <style:text-properties style:font-name="Segoe UI" fo:font-size="8pt" style:text-underline-style="solid" style:text-underline-width="auto" style:text-underline-color="font-color" fo:font-weight="normal" style:font-size-asian="8pt" style:font-weight-asian="normal" style:font-size-complex="8pt" style:font-weight-complex="normal"/>
    </style:style>
    <style:style style:name="P5" style:family="paragraph" style:parent-style-name="Text_20_body">
      <style:text-properties style:font-name="Segoe UI" fo:font-size="8pt" fo:font-weight="bold" style:font-size-asian="8pt" style:font-weight-asian="bold" style:font-size-complex="8pt" style:font-weight-complex="bold"/>
    </style:style>
    <style:style style:name="P6" style:family="paragraph" style:parent-style-name="Text_20_body">
      <style:text-properties style:font-name="Segoe UI" fo:font-size="8pt" style:text-underline-style="none" style:font-size-asian="8pt" style:font-size-complex="8pt"/>
    </style:style>
    <style:style style:name="P7" style:family="paragraph" style:parent-style-name="Text_20_body">
      <style:text-properties style:font-name="Segoe UI" fo:font-size="8pt" style:text-underline-style="none" fo:font-weight="normal" style:font-size-asian="8pt" style:font-weight-asian="normal" style:font-size-complex="8pt" style:font-weight-complex="normal"/>
    </style:style>
    <style:style style:name="P8" style:family="paragraph" style:parent-style-name="Text_20_body">
      <style:text-properties style:font-name="Segoe UI" fo:font-size="8pt" fo:font-weight="normal" style:font-size-asian="8pt" style:font-weight-asian="normal" style:font-size-complex="8pt" style:font-weight-complex="normal"/>
    </style:style>
    <style:style style:name="P9" style:family="paragraph" style:parent-style-name="Standard">
      <style:text-properties style:font-name="Segoe UI" fo:font-size="8pt" style:font-size-asian="8pt" style:font-size-complex="8pt"/>
    </style:style>
    <style:style style:name="P10" style:family="paragraph" style:parent-style-name="Standard">
      <style:paragraph-properties fo:text-align="justify" style:justify-single-word="false"/>
      <style:text-properties style:font-name="Segoe UI" fo:font-size="8pt" style:font-size-asian="8pt" style:font-size-complex="8pt"/>
    </style:style>
    <style:style style:name="P11" style:family="paragraph" style:parent-style-name="Standard">
      <style:text-properties style:font-name="Segoe UI" fo:font-size="8pt" fo:font-style="italic" style:text-underline-style="none" fo:font-weight="normal" style:font-size-asian="8pt" style:font-style-asian="italic" style:font-weight-asian="normal" style:font-size-complex="8pt" style:font-style-complex="italic" style:font-weight-complex="normal"/>
    </style:style>
    <style:style style:name="P12" style:family="paragraph" style:parent-style-name="Standard">
      <style:text-properties style:font-name="Segoe UI" fo:font-size="8pt" fo:font-style="italic" style:font-size-asian="8pt" style:font-style-asian="italic" style:font-size-complex="8pt" style:font-style-complex="italic"/>
    </style:style>
    <style:style style:name="P13" style:family="paragraph" style:parent-style-name="Standard">
      <style:text-properties style:font-name="Segoe UI" fo:font-size="8pt" style:text-underline-style="solid" style:text-underline-width="auto" style:text-underline-color="font-color" style:font-size-asian="8pt" style:font-size-complex="8pt"/>
    </style:style>
    <style:style style:name="P14" style:family="paragraph" style:parent-style-name="Standard">
      <style:text-properties fo:color="#800000" style:font-name="Segoe UI" fo:font-size="8pt" fo:font-style="italic" style:text-underline-style="solid" style:text-underline-width="auto" style:text-underline-color="font-color" fo:font-weight="bold" fo:background-color="#ffff00" style:font-size-asian="8pt" style:font-style-asian="italic" style:font-weight-asian="bold" style:font-size-complex="8pt" style:font-style-complex="italic" style:font-weight-complex="bold"/>
    </style:style>
    <style:style style:name="P15" style:family="paragraph" style:parent-style-name="Standard">
      <style:text-properties fo:color="#800000" style:font-name="Segoe UI" fo:font-size="8pt" fo:font-style="italic" style:text-underline-style="none" fo:font-weight="bold" fo:background-color="#ffff00" style:font-size-asian="8pt" style:font-style-asian="italic" style:font-weight-asian="bold" style:font-size-complex="8pt" style:font-style-complex="italic" style:font-weight-complex="bold"/>
    </style:style>
    <style:style style:name="P16" style:family="paragraph" style:parent-style-name="Standard">
      <style:text-properties fo:color="#800000" style:font-name="Segoe UI" fo:font-size="8pt" fo:font-style="italic" style:text-underline-style="none" fo:font-weight="normal" fo:background-color="#ffff00" style:font-size-asian="8pt" style:font-style-asian="italic" style:font-weight-asian="normal" style:font-size-complex="8pt" style:font-style-complex="italic" style:font-weight-complex="normal"/>
    </style:style>
    <style:style style:name="P17" style:family="paragraph" style:parent-style-name="Heading_20_1">
      <style:text-properties style:font-name="Segoe UI" fo:font-size="8pt" style:font-size-asian="8pt" style:font-size-complex="8pt"/>
    </style:style>
    <style:style style:name="P18" style:family="paragraph" style:parent-style-name="Heading_20_2">
      <style:text-properties style:font-name="Segoe UI" fo:font-size="8pt" style:font-size-asian="8pt" style:font-size-complex="8pt"/>
    </style:style>
    <style:style style:name="P19" style:family="paragraph" style:parent-style-name="Heading_20_3">
      <style:text-properties style:font-name="Segoe UI" fo:font-size="8pt" style:font-size-asian="8pt" style:font-size-complex="8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Arbeitspakete</text:h>
      <text:h text:style-name="P18" text:outline-level="2">I Analyse:</text:h>
      <text:p text:style-name="P1">Mittel: Ausgefüllte Fragebögen, Notizen aus Interviews, Microsoft Excel oder ähnliche</text:p>
      <text:p text:style-name="P1">Ziel: Quantifizierung der Probleme, Differenzen zwischen verschiedenen Anwendergruppen, Erfassung möglicher Ziele, Gründe der Probleme identifiziert</text:p>
      <text:p text:style-name="P9">1.0 Themenbereiche</text:p>
      <text:p text:style-name="P11">Teil der Zieldefinition</text:p>
      <text:p text:style-name="P9"/>
      <text:p text:style-name="P9">Identifizierung der Themen-Schwerpunkte</text:p>
      <text:p text:style-name="P9"><text:span text:style-name="T2">Paket 1.0:</text:span> Erarbeiten der wesentlichen Themenbereiche für Fragebögen und Interviews</text:p>
      <text:p text:style-name="P9"/>
      <text:p text:style-name="P9"/>
      <text:p text:style-name="P13">1.1 Ist-Situation</text:p>
      <text:p text:style-name="P9">In diesen Paketen werden themenspezifische Fragen gesammelt, deren tiefere Inhalte in Meetings besprochen werden. Sie sollen die jetzige Situation, deren Probleme und Vorgehensweisen quantifizieren</text:p>
      <text:p text:style-name="P9"><text:span text:style-name="T2">Paket 1.1.1:</text:span> Kalender und Navigation</text:p>
      <text:p text:style-name="P9"><text:span text:style-name="T2">Paket 1.1.2: </text:span>Datenaustausch und Ansicht</text:p>
      <text:p text:style-name="P9"><text:span text:style-name="T2">Paket 1.1.3: </text:span>Text-Editor</text:p>
      <text:p text:style-name="P9"><text:span text:style-name="T2">Paket 1.1.4: </text:span>Online-Prüfungen</text:p>
      <text:p text:style-name="P9"><text:span text:style-name="T2">Paket 1.1.5: </text:span>Weitere Ziele und Ähnliche Konzepte</text:p>
      <text:p text:style-name="P9"><text:span text:style-name="T2">Paket 1.1.6:</text:span> Studentenspezifische Fragen</text:p>
      <text:p text:style-name="P9"><text:span text:style-name="T2">Paket 1.1.7:</text:span> Professorenspezifische Fragen</text:p>
      <text:p text:style-name="P9"/>
      <text:p text:style-name="P13"><text:span text:style-name="T2">1.2 </text:span>Soll-Situation</text:p>
      <text:p text:style-name="P9">In diesen Paketen werden themenspezifische Fragen gesammelt, deren tiefere Inhalte in Meetings besprochen werden. Sie sollen die zukünftige Situation, Lösungen für Probleme und zukünftige Vorgehensweisen quantifizieren</text:p>
      <text:p text:style-name="P9"><text:span text:style-name="T2">Paket 1.2.1:</text:span> Kalender und Navigation</text:p>
      <text:p text:style-name="P9"><text:span text:style-name="T2">Paket 1.2.2: </text:span>Datenaustausch und Ansicht</text:p>
      <text:p text:style-name="P9"><text:span text:style-name="T2">Paket 1.2.3: </text:span>Text-Editor</text:p>
      <text:p text:style-name="P9"><text:span text:style-name="T2">Paket 1.2.4: </text:span>Online-Prüfungen</text:p>
      <text:p text:style-name="P9"><text:span text:style-name="T2">Paket 1.2.5: </text:span>Weitere Ziele und Ähnliche Konzepte</text:p>
      <text:p text:style-name="P9"><text:span text:style-name="T2">Paket 1.2.6:</text:span> Studentenspezifische Fragen</text:p>
      <text:p text:style-name="P9"><text:span text:style-name="T2">Paket 1.2.7:</text:span> Professorenspezifische Fragen</text:p>
      <text:p text:style-name="P9"/>
      <text:p text:style-name="P12">Anmerkung: Die Themen sind so gewählt, dass sich Überschneidungen ergeben um ausgewählte Aspekte aus mehreren Methodiken heraus zu bedenken. Diese Ursprünglichen Aufgaben der Zieldefinition wurden bei Ende der Zieldefinitionsphase al Teil des Produkts beschlossen und geplant.</text:p>
      <text:p text:style-name="P9"/>
      <text:p text:style-name="P13">1.3 Fragebogen erstellen</text:p>
      <text:p text:style-name="P9">Diese Arbeitspakete beschäftigen sich mit der Verarbeitung vorhandener Fragen und deren Optimierung</text:p>
      <text:p text:style-name="P9"/>
      <text:p text:style-name="P9">.Fragen optimieren</text:p>
      <text:p text:style-name="P9">..Fragen zusammentragen</text:p>
      <text:p text:style-name="P9"><text:span text:style-name="T2">Paket 1.3.1:</text:span> Alle Fragen werden gesammelt</text:p>
      <text:p text:style-name="P9">..Fragen filtern nach Aussagekraft und Sinn</text:p>
      <text:p text:style-name="P9"><text:span text:style-name="T2">Paket 1.3.2: </text:span>Doppelte Fragen und sinnlose Fragen filtern</text:p>
      <text:p text:style-name="P9"><text:span text:style-name="T2">Paket 1.3.3:</text:span> ungenaue Fragen und Fragen mit wenig Aussagekraft werden gesammelt</text:p>
      <text:p text:style-name="P9">..Fragen umformulieren</text:p>
      <text:p text:style-name="P10"><text:span text:style-name="T2">Paket 1.3.4:</text:span> Fragen aus Paket 1.3.3 werden zu genauen Fragen mit großer Aussagekraft umformuliert oder gestrichen</text:p>
      <text:p text:style-name="P10"/>
      <text:p text:style-name="P9">..Fragen katalogisieren</text:p>
      <text:p text:style-name="P9"><text:span text:style-name="T2">Paket 1.3.5:</text:span> Fragen werden nach Themen und Zielgruppe geordnet</text:p>
      <text:p text:style-name="P9"/>
      <text:p text:style-name="P9"/>
      <text:p text:style-name="P9"><text:span text:style-name="T2">Paket 1.3.6:</text:span> <text:s/>Es werden Fragebögen nach Zielgruppe verfasst </text:p>
      <text:p text:style-name="P9">..Fragen prüfen</text:p>
      <text:p text:style-name="P9"><text:span text:style-name="T2">Paket 1.3.7:</text:span> Die Dokumente werden geprüft</text:p>
      <text:p text:style-name="P9"><text:span text:style-name="T2">Paket 1.3.8:</text:span> fertig gestellt</text:p>
      <text:p text:style-name="P9"/>
      <text:p text:style-name="P13">1.4: Interviewkatalog</text:p>
      <text:p text:style-name="P9">Diese Arbeitspakete erheben auf Grund der Fragen des Fragenkatalogs komplexere Zusammenhänge</text:p>
      <text:p text:style-name="P9"/>
      <text:p text:style-name="P9">..Bereiche identifizieren</text:p>
      <text:p text:style-name="P9"><text:span text:style-name="T2">Paket 1.4.1: </text:span>Besonders Kritische und Komplexe Zusammenhänge werden aus dem Fragenkatalog erarbeitet</text:p>
      <text:p text:style-name="P9">..Interviewfragen erstellen</text:p>
      <text:p text:style-name="P9"><text:span text:style-name="T2">Paket 1.4.2:</text:span> Auf Grundlage des Fragenkatalogs wird ein Interviewbogen erstellt, der komplexe Zusammenhänge erfasst.</text:p>
      <text:p text:style-name="P9">..Fragen filtern nach Aussagekraft und Sinn</text:p>
      <text:p text:style-name="P9"><text:span text:style-name="T2">Paket 1.4.3: </text:span>Doppelte Fragen und sinnlose Fragen filtern</text:p>
      <text:p text:style-name="P9"><text:span text:style-name="T2">Paket 1.4.4:</text:span> ungenaue Fragen und Fragen mit wenig Aussagekraft werden gesammelt</text:p>
      <text:p text:style-name="P9">..Fragen umformulieren</text:p>
      <text:p text:style-name="P10"><text:span text:style-name="T2">Paket 1.4.5:</text:span> Fragen aus Paket 1.4.4 werden zu genauen Fragen mit großer Aussagekraft umformuliert oder gestrichen</text:p>
      <text:p text:style-name="P10"><text:soft-page-break/></text:p>
      <text:p text:style-name="P9">..Fragen katalogisieren</text:p>
      <text:p text:style-name="P9"><text:span text:style-name="T2">Paket 1.4.6:</text:span> Fragen aus Paket 1.4.5 werden nach Themen und Zielgruppe geordnet</text:p>
      <text:p text:style-name="P9"/>
      <text:p text:style-name="P9">.Fragenkataloge erstellen</text:p>
      <text:p text:style-name="P9">..Fragen ordnen</text:p>
      <text:p text:style-name="P9"><text:span text:style-name="T2">Paket 1.4.6:</text:span> <text:s/>Es werden Fragebögen nach Zielgruppe verfasst </text:p>
      <text:p text:style-name="P9">..Fragen prüfen</text:p>
      <text:p text:style-name="P9"><text:span text:style-name="T2">Paket 1.4.7:</text:span> Die Dokumente werden geprüft und fertig gestellt</text:p>
      <text:p text:style-name="P9"/>
      <text:p text:style-name="P14">Kickoff</text:p>
      <text:p text:style-name="P16">Damit der Projektstart ohne Komplikationen stattfinden kann, sind zwei Pakete zur schnellen Nachbesserung eingeplant</text:p>
      <text:p text:style-name="P15">Paket 1.4.8: Nachbesserung falls Kickoff fehlschlägt</text:p>
      <text:p text:style-name="P16">Zum reibungslosen Ablauf wird ein Reaktion im Falle der Ablehnung eingeplant</text:p>
      <text:p text:style-name="P15">Paket 1.4.9: Notfallreaktionsplan</text:p>
      <text:p text:style-name="P16">Sollte die Reaktion nicht erfolgreich sein, ist eine Gruppenaktion geplant, mit der der Kick-Off ermöglicht werden soll.</text:p>
      <text:p text:style-name="P9"/>
      <text:p text:style-name="P2">1.5 Auswertung</text:p>
      <text:p text:style-name="P9">..Interviews durchführen und Fragebögen verteilen</text:p>
      <text:p text:style-name="P9"><text:span text:style-name="T2">Paket 1.</text:span><text:span text:style-name="T2">5</text:span><text:span text:style-name="T2">.1:</text:span> Studentenfragebögen versenden</text:p>
      <text:p text:style-name="P9"><text:span text:style-name="T2">Paket 1.5.2: </text:span>Professorenfragebögen versenden</text:p>
      <text:p text:style-name="P9"><text:span text:style-name="T2">Paket 1.</text:span><text:span text:style-name="T2">5</text:span><text:span text:style-name="T2">.3: </text:span>Studenteninterviews durchführen</text:p>
      <text:p text:style-name="P9"><text:span text:style-name="T2">Paket 1.</text:span><text:span text:style-name="T2">5</text:span><text:span text:style-name="T2">.4: </text:span>Professoreninterviews durchführen</text:p>
      <text:p text:style-name="P1">..Bögen auswerten</text:p>
      <text:p text:style-name="P1"><text:span text:style-name="T2">Paket 1.5.</text:span><text:span text:style-name="T2">5</text:span><text:span text:style-name="T2">: </text:span>Ausgefüllte Fragebögen</text:p>
      <text:p text:style-name="P1"><text:span text:style-name="T2">Paket 1.5.6: </text:span><text:s/>Notizen aus Interviews werden ausgewertet</text:p>
      <text:p text:style-name="P1"><text:span text:style-name="T2">Paket 1.5.7:</text:span> Auswertung wird interpretiert nach Übereinstimmung, wichtigsten Problemen, Differenzen verschiedener Anwendergruppen, Problemgründe werden identifiziert</text:p>
      <text:p text:style-name="P1"><text:span text:style-name="T2">Paket 1.5.</text:span><text:span text:style-name="T2">8</text:span><text:span text:style-name="T2">:</text:span> Probleme werden priorisiert und es wird bewertet wie kritisch zum Ziel sie sind. Erstellung einer Zusammenfassung der Aussage der Ergebnisse</text:p>
      <text:p text:style-name="P1"><text:span text:style-name="T2">Paket 1.5.</text:span><text:span text:style-name="T2">9</text:span><text:span text:style-name="T2">:</text:span> Darstellung der Ergebnisse in Diagrammen, die die Interpretation unterstützen</text:p>
      <text:p text:style-name="P1"/>
      <text:p text:style-name="P5"><text:span text:style-name="T1">MILESTONE 1</text:span>: Datenerhebung, Produkt: Zusammenfassung der Umfrageergebnisse</text:p>
      <text:h text:style-name="P19" text:outline-level="3">c) Darstellung</text:h>
      <text:p text:style-name="P1">Mittel: UML, BPMN, Auswertung</text:p>
      <text:p text:style-name="P1">Ziel: Darstellung der identifizierten Probleme und Prozesse, Identifizierung problematischer und kritischer Bestandteile des Systems</text:p>
      <text:p text:style-name="P2">1.6 Identifizierung der Kernprozesse</text:p>
      <text:p text:style-name="P1">.Identifizierung der Kernprozesse und Auswahl geeigneter Modellierungsinstrumente</text:p>
      <text:p text:style-name="P1"><text:span text:style-name="T2">Paket 1.6.1:</text:span> Datenaustausch</text:p>
      <text:p text:style-name="P1"><text:span text:style-name="T2">Paket 1.6.</text:span><text:span text:style-name="T2">1</text:span><text:span text:style-name="T2">.1:</text:span> Identifizierung der Kernprozesse beim Hochladen einer Datei</text:p>
      <text:p text:style-name="P1"><text:span text:style-name="T2">Paket 1.6.</text:span><text:span text:style-name="T2">1</text:span><text:span text:style-name="T2">.2:</text:span> Identifizierung der Kernprozesse beim Zugriff auf die Datei einer anderen Person</text:p>
      <text:p text:style-name="P1"><text:span text:style-name="T2">Paket 1.6.</text:span><text:span text:style-name="T2">1</text:span><text:span text:style-name="T2">.3:</text:span> Identifizierung der Kernprozesse bei der Veränderung einer Datei</text:p>
      <text:p text:style-name="P1"><text:span text:style-name="T2">Paket 1.6.</text:span><text:span text:style-name="T2">1</text:span><text:span text:style-name="T2">.4:</text:span> Identifizierung der Kernprozesse bei der Suche nach einer Datei</text:p>
      <text:p text:style-name="P1"><text:span text:style-name="T2">Paket 1.6.2:</text:span>..Text-Editor</text:p>
      <text:p text:style-name="P1"><text:span text:style-name="T2">Paket 1.6.</text:span><text:span text:style-name="T2">2</text:span><text:span text:style-name="T2">.</text:span><text:span text:style-name="T2">1</text:span><text:span text:style-name="T2">:</text:span> Identifizierung der Kernprozesse beim Bearbeiten einer Textdatei</text:p>
      <text:p text:style-name="P1"><text:span text:style-name="T2">Paket 1.6.</text:span><text:span text:style-name="T2">2</text:span><text:span text:style-name="T2">.</text:span><text:span text:style-name="T2">2</text:span><text:span text:style-name="T2">:</text:span> Identifizierung der Kernprozesse beim Einfügen einer Tabelle</text:p>
      <text:p text:style-name="P1"><text:span text:style-name="T2">Paket 1.6.</text:span><text:span text:style-name="T2">2</text:span><text:span text:style-name="T2">.</text:span><text:span text:style-name="T2">3</text:span><text:span text:style-name="T2">:</text:span> Identifizierung der Kernprozesse beim Einfügen eines Hyperlinks</text:p>
      <text:p text:style-name="P1"><text:span text:style-name="T2">Paket 1.6.</text:span><text:span text:style-name="T2">2</text:span><text:span text:style-name="T2">.</text:span><text:span text:style-name="T2">4</text:span><text:span text:style-name="T2">:</text:span> Identifizierung der Kernprozesse beim Einfügen einer Einrückung</text:p>
      <text:p text:style-name="P1"><text:span text:style-name="T2">Paket 1.6.</text:span><text:span text:style-name="T2">2</text:span><text:span text:style-name="T2">.</text:span><text:span text:style-name="T2">5</text:span><text:span text:style-name="T2">:</text:span> Identifizierung der Kernprozesse beim Einfügen einer Überschrift</text:p>
      <text:p text:style-name="P1"><text:soft-page-break/><text:span text:style-name="T2">Paket 1.6.</text:span><text:span text:style-name="T2">2</text:span><text:span text:style-name="T2">.</text:span><text:span text:style-name="T2">6</text:span><text:span text:style-name="T2">:</text:span> Identifizierung der Kernprozesse beim Einfügen eines Bildes</text:p>
      <text:p text:style-name="P1"><text:span text:style-name="T2">Paket 1.6.</text:span><text:span text:style-name="T2">2</text:span><text:span text:style-name="T2">.</text:span><text:span text:style-name="T2">7</text:span><text:span text:style-name="T2">:</text:span> Identifizierung der Kernprozesse beim Bearbeiten einer Datei durch mehrere Personen</text:p>
      <text:p text:style-name="P1"><text:span text:style-name="T2">Paket 1.6.3:</text:span>..Onlineklausur</text:p>
      <text:p text:style-name="P1"><text:span text:style-name="T2">Paket 1.6.</text:span><text:span text:style-name="T2">3</text:span><text:span text:style-name="T2">.1:</text:span> Identifizierung der Kernprozesse beim Erstellen einer Online-Prüfung</text:p>
      <text:p text:style-name="P1"><text:span text:style-name="T2">Paket 1.6.</text:span><text:span text:style-name="T2">3</text:span><text:span text:style-name="T2">.</text:span><text:span text:style-name="T2">2</text:span><text:span text:style-name="T2">:</text:span> Identifizierung der Kernprozesse bei der Auswertung einer Online Klausur</text:p>
      <text:p text:style-name="P1"><text:span text:style-name="T2">Paket 1.6.</text:span><text:span text:style-name="T2">3</text:span><text:span text:style-name="T2">.</text:span><text:span text:style-name="T2">3</text:span><text:span text:style-name="T2">:</text:span> Identifizierung der Kernprozesse beim Versuch eines Imports von Fragen</text:p>
      <text:p text:style-name="P1"><text:span text:style-name="T2">Paket 1.6.</text:span><text:span text:style-name="T2">3</text:span><text:span text:style-name="T2">.</text:span><text:span text:style-name="T2">4</text:span><text:span text:style-name="T2">:</text:span> Identifizierung der Kernprozesse beim Versuch eines Exports von Fragen</text:p>
      <text:p text:style-name="P1"><text:span text:style-name="T2">Paket 1.6.</text:span><text:span text:style-name="T2">3</text:span><text:span text:style-name="T2">.</text:span><text:span text:style-name="T2">5</text:span><text:span text:style-name="T2">:</text:span> Identifizierung der Anzahl der Möglichkeiten einer Fragestellung und deren Auswertung</text:p>
      <text:p text:style-name="P1"><text:span text:style-name="T2">Paket 1.6.4:</text:span>..Kalender</text:p>
      <text:p text:style-name="P1"><text:span text:style-name="T2">Paket 1.6.</text:span><text:span text:style-name="T2">4</text:span><text:span text:style-name="T2">.1:</text:span> Identifizierung der Kernprozesse beim Verknüpfen von Daten mit dem Kalender</text:p>
      <text:p text:style-name="P1"><text:span text:style-name="T2">Paket 1.6.</text:span><text:span text:style-name="T2">4</text:span><text:span text:style-name="T2">.</text:span><text:span text:style-name="T2">2</text:span><text:span text:style-name="T2">:</text:span> Identifizierung der Kernprozesse der Funktionen des Kalenders</text:p>
      <text:p text:style-name="P1"><text:span text:style-name="T2">Paket 1.6.5:</text:span>..Austausch</text:p>
      <text:p text:style-name="P1"><text:span text:style-name="T2">Paket 1.6.</text:span><text:span text:style-name="T2">5</text:span><text:span text:style-name="T2">.1:</text:span> Identifizierung der Kernprozesse eines Forumeintrags am PC und am Mobilgerät</text:p>
      <text:p text:style-name="P1"><text:span text:style-name="T2">Paket 1.6.</text:span><text:span text:style-name="T2">5</text:span><text:span text:style-name="T2">.2:</text:span> Identifizierung der Kernprozesse der Feedbackfunktion</text:p>
      <text:p text:style-name="P1"><text:span text:style-name="T2">Paket 1.6.</text:span><text:span text:style-name="T2">5</text:span><text:span text:style-name="T2">.</text:span><text:span text:style-name="T2">3</text:span><text:span text:style-name="T2">:</text:span> Identifizierung der Kernprozesse des Erstellen eines Verteilers</text:p>
      <text:p text:style-name="P1"><text:span text:style-name="T2">Paket 1.6.6</text:span>..Navigation</text:p>
      <text:p text:style-name="P1"><text:span text:style-name="T2">Paket 1.6.</text:span><text:span text:style-name="T2">6.1</text:span><text:span text:style-name="T2">:</text:span> Identifizierung der Kernprozesse der Navigation zwischen Kursen, Kalender, Kurssuche und der Einstellung des Navigationsblocks</text:p>
      <text:p text:style-name="P1"><text:span text:style-name="T2">Paket 1.6.7:</text:span>..Ansicht</text:p>
      <text:p text:style-name="P1"><text:span text:style-name="T2">Paket 1.6.</text:span><text:span text:style-name="T2">7.1</text:span><text:span text:style-name="T2">:</text:span> Identifizierung der Kernprozesse der Ansichtseinstellung</text:p>
      <text:p text:style-name="P1"><text:span text:style-name="T2">Paket 1.6.</text:span><text:span text:style-name="T2">7.2</text:span><text:span text:style-name="T2">:</text:span> Identifizierung der Kernprozesse der Suche nach Kursen</text:p>
      <text:p text:style-name="P1"><text:span text:style-name="T2">Paket 1.6.</text:span><text:span text:style-name="T2">7.3</text:span><text:span text:style-name="T2">:</text:span> Identifizierung der Kernprozesse Suche nach einem Skript</text:p>
      <text:p text:style-name="P1"/>
      <text:p text:style-name="P5"><text:span text:style-name="T1">MILESTONE 2:</text:span> Identifizierung der Kernprozesse, Produkt: Liste Kernprozesse</text:p>
      <text:p text:style-name="P1"/>
      <text:p text:style-name="P2">1.7 Darstellung der Identifizierte Kernprozesse</text:p>
      <text:p text:style-name="P1">.Modellierung der erarbeiteten Prozesse und Funktionen</text:p>
      <text:p text:style-name="P1"><text:span text:style-name="T2">Paket 1.7.1</text:span>..Datenaustausch</text:p>
      <text:p text:style-name="P1"><text:span text:style-name="T2">Paket 1.7.</text:span><text:span text:style-name="T2">1</text:span><text:span text:style-name="T2">.1:</text:span> Modellierung der Kernprozesse beim Hochladen einer Datei</text:p>
      <text:p text:style-name="P1"><text:span text:style-name="T2">Paket 1.7.</text:span><text:span text:style-name="T2">1</text:span><text:span text:style-name="T2">.2:</text:span> Modellierung der Kernprozesse beim Zugriff auf die Datei einer anderen Person</text:p>
      <text:p text:style-name="P1"><text:span text:style-name="T2">Paket 1.7.</text:span><text:span text:style-name="T2">1</text:span><text:span text:style-name="T2">.3:</text:span> Modellierung der Kernprozesse bei der Veränderung einer Datei</text:p>
      <text:p text:style-name="P1"><text:span text:style-name="T2">Paket 1.7.</text:span><text:span text:style-name="T2">1</text:span><text:span text:style-name="T2">.4:</text:span> Modellierung der Kernprozesse bei der Suche nach einer Datei</text:p>
      <text:p text:style-name="P1"><text:span text:style-name="T2">Paket</text:span>..Text-Editor</text:p>
      <text:p text:style-name="P1"><text:span text:style-name="T2">Paket 1.7.</text:span><text:span text:style-name="T2">2</text:span><text:span text:style-name="T2">.5:</text:span> Modellierung der Kernprozesse beim Bearbeiten einer Textdatei</text:p>
      <text:p text:style-name="P1"><text:span text:style-name="T2">Paket 1.7.</text:span><text:span text:style-name="T2">2</text:span><text:span text:style-name="T2">.6:</text:span> Modellierung der Kernprozesse beim Einfügen einer Tabelle</text:p>
      <text:p text:style-name="P1"><text:span text:style-name="T2">Paket 1.7.</text:span><text:span text:style-name="T2">2</text:span><text:span text:style-name="T2">.7:</text:span> Modellierung der Kernprozesse beim Einfügen eines Hyperlinks</text:p>
      <text:p text:style-name="P1"><text:span text:style-name="T2">Paket 1.7.</text:span><text:span text:style-name="T2">2</text:span><text:span text:style-name="T2">.8:</text:span> Modellierung der Kernprozesse beim Einfügen einer Einrückung</text:p>
      <text:p text:style-name="P1"><text:soft-page-break/><text:span text:style-name="T2">Paket 1.7.</text:span><text:span text:style-name="T2">2</text:span><text:span text:style-name="T2">.9:</text:span> Modellierung der Kernprozesse beim Einfügen einer Überschrift</text:p>
      <text:p text:style-name="P1"><text:span text:style-name="T2">Paket 1.7.</text:span><text:span text:style-name="T2">2</text:span><text:span text:style-name="T2">.10:</text:span> Modellierung der Kernprozesse beim Einfügen eines Bildes</text:p>
      <text:p text:style-name="P1"><text:span text:style-name="T2">Paket 1.7.</text:span><text:span text:style-name="T2">2</text:span><text:span text:style-name="T2">.11:</text:span> Modellierung der Kernprozesse beim Bearbeiten einer Datei durch mehrere Personen</text:p>
      <text:p text:style-name="P1">..Onlineklausur</text:p>
      <text:p text:style-name="P1"><text:span text:style-name="T2">Paket 1.7.</text:span><text:span text:style-name="T2">3</text:span><text:span text:style-name="T2">.12:</text:span> Modellierung der Kernprozesse beim Erstellen einer Online-Prüfung</text:p>
      <text:p text:style-name="P1"><text:span text:style-name="T2">Paket 1.7.13:</text:span> Modellierung der Kernprozesse bei der Auswertung einer Online Klausur</text:p>
      <text:p text:style-name="P1"><text:span text:style-name="T2">Paket 1.7.14:</text:span> Modellierung der Kernprozesse beim Versuch eines Imports von Fragen</text:p>
      <text:p text:style-name="P1"><text:span text:style-name="T2">Paket 1.7.15:</text:span> Modellierung der Kernprozesse beim Versuch eines Exports von Fragen</text:p>
      <text:p text:style-name="P1"><text:span text:style-name="T2">Paket 1.7.16:</text:span> Modellierung der Anzahl der Möglichkeiten einer Fragestellung und deren Auswertung</text:p>
      <text:p text:style-name="P1">..Kalender</text:p>
      <text:p text:style-name="P1"><text:span text:style-name="T2">Paket 1.7.17:</text:span> Modellierung der Kernprozesse beim Verknüpfen von Daten mit dem Kalender</text:p>
      <text:p text:style-name="P1"><text:span text:style-name="T2">Paket 1.7.18:</text:span> Modellierung der Kernprozesse der Kernprozesse des Kalenders</text:p>
      <text:p text:style-name="P1">..Austausch</text:p>
      <text:p text:style-name="P1"><text:span text:style-name="T2">Paket 1.7.19:</text:span> Modellierung der Kernprozesse eines Forumeintrags am PC und am Mobilgerät</text:p>
      <text:p text:style-name="P1"><text:span text:style-name="T2">Paket 1.7.20:</text:span> Modellierung der Kernprozesse der Feedbackfunktion</text:p>
      <text:p text:style-name="P1"><text:span text:style-name="T2">Paket 1.7.21:</text:span> Modellierung der Kernprozesse des Erstellen eines Verteilers</text:p>
      <text:p text:style-name="P1">..Navigation</text:p>
      <text:p text:style-name="P1"><text:span text:style-name="T2">Paket 1.7.22:</text:span> Modellierung der Kernprozesse der Navigation zwischen Kursen, Kalender, Kurssuche und der Einstellung des Navigationsblocks</text:p>
      <text:p text:style-name="P1">..Ansicht</text:p>
      <text:p text:style-name="P1"><text:span text:style-name="T2">Paket 1.7.23:</text:span> Modellierung der Kernprozesse der Ansichtseinstellung</text:p>
      <text:p text:style-name="P1"><text:span text:style-name="T2">Paket 1.7.24:</text:span> Modellierung der Kernprozesse der Suche nach Kursen</text:p>
      <text:p text:style-name="P1"><text:span text:style-name="T2">Paket 1.7.25:</text:span> Modellierung der Kernprozesse Suche nach einem Skript</text:p>
      <text:p text:style-name="P2">1.8 Verbesserung und Korrektur</text:p>
      <text:p text:style-name="P6">Die folgenden Pakete dienen zur Korrektur durch eine zweite Person. Es wird die Modellierungstechnik und der Realitätsbezug besonders beachtet.</text:p>
      <text:p text:style-name="P6">..Datenaustausch</text:p>
      <text:p text:style-name="P1"><text:span text:style-name="T2">Paket 1.8.1:</text:span> <text:span text:style-name="T3">Korrektur der Modelle </text:span>Hochladen einer Datei</text:p>
      <text:p text:style-name="P1"><text:span text:style-name="T2">Paket 1.8.2:</text:span> <text:span text:style-name="T3">Korrektur der Modelle</text:span> Zugriff auf die Datei einer anderen Person</text:p>
      <text:p text:style-name="P1"><text:span text:style-name="T2">Paket 1.8.3:</text:span> <text:span text:style-name="T3">Korrektur der Modelle</text:span> der Veränderung einer Datei</text:p>
      <text:p text:style-name="P1"><text:span text:style-name="T2">Paket 1.8.4:</text:span> <text:span text:style-name="T3">Korrektur der Modelle</text:span> der Suche nach einer Datei</text:p>
      <text:p text:style-name="P1">..Text-Editor</text:p>
      <text:p text:style-name="P1"><text:span text:style-name="T2">Paket 1.8.5:</text:span> <text:span text:style-name="T3">Korrektur der Modelle</text:span> Bearbeiten einer Textdatei</text:p>
      <text:p text:style-name="P1"><text:span text:style-name="T2">Paket 1.8.6:</text:span> <text:span text:style-name="T3">Korrektur der Modelle</text:span> Einfügen einer Tabelle</text:p>
      <text:p text:style-name="P1"><text:span text:style-name="T2">Paket 1.8.7:</text:span> <text:span text:style-name="T3">Korrektur der Modelle</text:span> Einfügen eines Hyperlinks</text:p>
      <text:p text:style-name="P1"><text:span text:style-name="T2">Paket 1.8.8:</text:span> <text:span text:style-name="T3">Korrektur der Modelle</text:span> Einfügen einer Einrückung</text:p>
      <text:p text:style-name="P1"><text:span text:style-name="T2">Paket 1.8.9:</text:span> <text:span text:style-name="T3">Korrektur der Modelle</text:span> Einfügen einer Überschrift</text:p>
      <text:p text:style-name="P1"><text:span text:style-name="T2">Paket 1.8.10:</text:span> <text:span text:style-name="T3">Korrektur der Modelle</text:span> Einfügen eines Bildes</text:p>
      <text:p text:style-name="P1"><text:soft-page-break/><text:span text:style-name="T2">Paket 1.8.11:</text:span> <text:span text:style-name="T3">Korrektur der Modelle</text:span> Bearbeiten einer Datei durch mehrere Personen</text:p>
      <text:p text:style-name="P1">..Onlineklausur</text:p>
      <text:p text:style-name="P1"><text:span text:style-name="T2">Paket 1.8.12:</text:span> <text:span text:style-name="T3">Korrektur der Modelle</text:span> Erstellen einer Online-Prüfung</text:p>
      <text:p text:style-name="P1"><text:span text:style-name="T2">Paket 1.8.13:</text:span> <text:span text:style-name="T3">Korrektur der Modelle</text:span> der Auswertung einer Online Klausur</text:p>
      <text:p text:style-name="P1"><text:span text:style-name="T2">Paket 1.8.14:</text:span> <text:span text:style-name="T3">Korrektur der Modelle</text:span> Versuch eines Imports von Fragen</text:p>
      <text:p text:style-name="P1"><text:span text:style-name="T2">Paket 1.8.15:</text:span> <text:span text:style-name="T3">Korrektur der Modelle</text:span> Versuch eines Exports von Fragen</text:p>
      <text:p text:style-name="P1"><text:span text:style-name="T2">Paket 1.8.16:</text:span> Modellierung der Anzahl der Möglichkeiten einer Fragestellung und deren Auswertung</text:p>
      <text:p text:style-name="P1">..Kalender</text:p>
      <text:p text:style-name="P1"><text:span text:style-name="T2">Paket 1.8.17:</text:span> <text:span text:style-name="T3">Korrektur der Modelle</text:span> Verknüpfen von Daten mit dem Kalender</text:p>
      <text:p text:style-name="P1"><text:span text:style-name="T2">Paket 1.8.18:</text:span> <text:span text:style-name="T3">Korrektur der Modelle</text:span> der Kernprozesse des Kalenders</text:p>
      <text:p text:style-name="P1">..Austausch</text:p>
      <text:p text:style-name="P1"><text:span text:style-name="T2">Paket 1.8.19:</text:span> <text:span text:style-name="T3">Korrektur der Modelle</text:span> eines Forumeintrags am PC und am Mobilgerät</text:p>
      <text:p text:style-name="P1"><text:span text:style-name="T2">Paket 1.8.20:</text:span> <text:span text:style-name="T3">Korrektur der Modelle</text:span> der Feedbackfunktion</text:p>
      <text:p text:style-name="P1"><text:span text:style-name="T2">Paket 1.8.21:</text:span> <text:span text:style-name="T3">Korrektur der Modelle</text:span> des Erstellen eines Verteilers</text:p>
      <text:p text:style-name="P1">..Navigation</text:p>
      <text:p text:style-name="P1"><text:span text:style-name="T2">Paket 1.8.22:</text:span> <text:span text:style-name="T3">Korrektur der Modelle</text:span> der Navigation zwischen Kursen, Kalender, Kurssuche und der Einstellung des Navigationsblocks</text:p>
      <text:p text:style-name="P1">..Ansicht</text:p>
      <text:p text:style-name="P1"><text:span text:style-name="T2">Paket 1.8.23:</text:span> <text:span text:style-name="T3">Korrektur der Modelle</text:span> der Ansichtseinstellung</text:p>
      <text:p text:style-name="P1"><text:span text:style-name="T2">Paket 1.8.24:</text:span> <text:span text:style-name="T3">Korrektur der Modelle</text:span> der Suche nach Kursen</text:p>
      <text:p text:style-name="P6"><text:span text:style-name="T2">Paket 1.8.25:</text:span> Korrektur der Modelle Suche nach einem Skript</text:p>
      <text:p text:style-name="P6"/>
      <text:p text:style-name="P3">MILESTONE 3:<text:span text:style-name="T3"> Modelle der Problemprozesse, Produkt: Modelle</text:span></text:p>
      <text:h text:style-name="P18" text:outline-level="2">II Analyse</text:h>
      <text:p text:style-name="P1">Mittel: Zusammenfassung der Umfrageergebnisse, Modelle der Prozesse, UML, BPMN</text:p>
      <text:p text:style-name="P1">Ziel: Menge theoretische Lösungen für die gefundenen Probleme</text:p>
      <text:p text:style-name="P2">2.1 Theoretische Lösungen</text:p>
      <text:p text:style-name="P1">In diesen Paketen wird auf Grundlage der bisherigen Arbeit eine Menge von Lösungen erarbeitet, analysiert, gefiltert und eingegrenzt. Diese erfolgen schriftlich oder in Diagrammform.</text:p>
      <text:p text:style-name="P1"><text:span text:style-name="T2">Paket 2.1.1: </text:span>Erstellung der Lösungen für die Probleme des Datenaustauschs</text:p>
      <text:p text:style-name="P1"><text:span text:style-name="T2">Paket 2.1.2: </text:span>Erstellung der Lösungen für die Probleme des Texteditierens</text:p>
      <text:p text:style-name="P1"><text:span text:style-name="T2">Paket 2.1.3:</text:span> Erstellung der Lösungen für die Probleme bei der Online-Prüfung</text:p>
      <text:p text:style-name="P1"><text:span text:style-name="T2">Paket 2.1.4:</text:span><text:span text:style-name="T4"> Erstellung der Lösungen für Kalenderprobleme</text:span></text:p>
      <text:p text:style-name="P1"><text:span text:style-name="T2">Paket 2.1.5:</text:span><text:span text:style-name="T4"> Erstellung der Lösungen für Austauschprobleme</text:span></text:p>
      <text:p text:style-name="P1"><text:span text:style-name="T2">Paket 2.1.6:</text:span><text:span text:style-name="T4"> Erstellung der Lösung für Navigationsprobleme</text:span></text:p>
      <text:p text:style-name="P1"><text:span text:style-name="T2">Paket 2.1.7:</text:span><text:span text:style-name="T4"> Erstellung der Lösung für Ansichtprobleme</text:span></text:p>
      <text:p text:style-name="P1"><text:span text:style-name="T2">Paket 2.1.8:</text:span><text:span text:style-name="T4"> Erstellung der Lösung für zusätzliche Funktionen</text:span></text:p>
      <text:p text:style-name="P4">2.2 Eingrenzung</text:p>
      <text:p text:style-name="P7"><text:soft-page-break/>In diesen Paketen erarbeiten 2 Teams parallel die Ideale Lösungsmengen. In dieser Zeit sollen die Teams möglichst nicht kommunizieren.</text:p>
      <text:p text:style-name="P8"><text:span text:style-name="T2">Paket 2.2.1:</text:span> Auswahl der kleinsten Menge Lösungen, die alle Probleme lösen und aus Fragebögen ersichtliche Präferenzen berücksichtigen.</text:p>
      <text:p text:style-name="P8"><text:span text:style-name="T2">Paket 2.2.2:</text:span> Abstimmung der Lösungsmengen</text:p>
      <text:p text:style-name="P5"><text:span text:style-name="T1">MILESTONE </text:span><text:span text:style-name="T1">4</text:span><text:span text:style-name="T1">:</text:span> Lösungen der Probleme des Lernmanagementsystems, Produkt: Lösung in Schrift- oder Modellform</text:p>
      <text:h text:style-name="P18" text:outline-level="2">III Praktische Lösung</text:h>
      <text:p text:style-name="P1">Mittel: UML, BPMN, Moodle-Webseite, Officeprogramme</text:p>
      <text:p text:style-name="P1">Ziel: Lösungsvorschläge für die identifizierten Probleme</text:p>
      <text:p text:style-name="P8"><text:span text:style-name="T1">3.1 </text:span><text:span text:style-name="T1">Möglichkeitenanalyse:</text:span> Hier sollen vorhandene Lösungen gefunden werden. Diese werden nach 4 Kategorien eingeteilt: (1) vorhanden, (2) ähnlich vorhanden, (3) im Grundkonzept Moodle vorhanden, aber nicht für die HS eingerichtet, (4) nicht vorhanden.</text:p>
      <text:p text:style-name="P1"><text:span text:style-name="T2">Paket 3.1.1:</text:span><text:span text:style-name="T4"> Suche und Modellierung nach vorhandenen</text:span> Lösungen für die Probleme des Datenaustauschs</text:p>
      <text:p text:style-name="P1"><text:span text:style-name="T2">Paket 3.1.2: </text:span><text:span text:style-name="T4">Suche nach Modellierung vorhandenen</text:span> für die Probleme des Texteditierens</text:p>
      <text:p text:style-name="P1"><text:span text:style-name="T2">Paket 3.1.3:</text:span> <text:span text:style-name="T4">Suche nach Modellierung vorhandenen</text:span> für die Probleme bei der Online-Prüfung</text:p>
      <text:p text:style-name="P1"><text:span text:style-name="T2">Paket 3.1.4:</text:span><text:span text:style-name="T4"> Suche nach Modellierung <text:s/>vorhandenen für Kalenderprobleme</text:span></text:p>
      <text:p text:style-name="P1"><text:span text:style-name="T2">Paket 3.1.5:</text:span><text:span text:style-name="T4"> Suche nach <text:s/>Modellierung vorhandenen für Austauschprobleme</text:span></text:p>
      <text:p text:style-name="P1"><text:span text:style-name="T2">Paket 3.1.6:</text:span><text:span text:style-name="T4"> Suche nach <text:s/>Modellierung vorhandenen für Navigationsprobleme</text:span></text:p>
      <text:p text:style-name="P1"><text:span text:style-name="T2">Paket 3.1.7:</text:span><text:span text:style-name="T4"> Suche nach <text:s/>Modellierung vorhandenen für Ansichtprobleme</text:span></text:p>
      <text:p text:style-name="P8"><text:span text:style-name="T2">Paket 3.1.8:</text:span> Suche nach Modellierung <text:s/>vorhandenen für zusätzliche Funktionen</text:p>
      <text:p text:style-name="P8"><text:span text:style-name="T1">3.2 Lösungserstellung:</text:span> Diese Arbeitspakete behandeln die Lösungserstellung nach den Kategorien aus 3.1</text:p>
      <text:p text:style-name="P8"><text:span text:style-name="T2">Paket 3.2.1:</text:span> Ähnlich vorhandene Lösungen werden eingeteilt in (1.) Lösung akzeptabel und (4) eigene Lösung notwendig</text:p>
      <text:p text:style-name="P8"><text:span text:style-name="T2">Paket 3.2.2:</text:span> Vorschläge des Wechsels zur vorhandenen Lösung wird dokumentiert und modelliert</text:p>
      <text:p text:style-name="P8"><text:span text:style-name="T2">Paket 3.2.3:</text:span> Vorschläge der Änderungen am Hochschulmoodle zur Annäherung an die Lösung wird dokumentiert und protokolliert.</text:p>
      <text:p text:style-name="P8"><text:span text:style-name="T2">Paket 3.2.4:</text:span> Vorschläge der Integration der Lösungsmodelle in das aktualisierte Lernmanagementsystem wird dokumentiert und modelliert.</text:p>
      <text:p text:style-name="P8"><text:span text:style-name="T2">Paket 3.2.5:</text:span> Ausarbeitung der Voraussetzungen des Wechsels in Schriftform</text:p>
      <text:p text:style-name="P5">MILESTONE 5: Lösungskonzepte für eine Optimierung des Lernmanagementsystems, Produkt: Modelle und Dokumentierung der Optimierung, Ausarbeitung der Voraussetzungen für diesen Wechsel in Schriftform</text:p>
      <text:p text:style-name="P5"/>
      <text:h text:style-name="P18" text:outline-level="2">IV Präsentation</text:h>
      <text:p text:style-name="P1">Mittel: MS Office oä., alle erarbeiteten Erzeugnisse des Projekts, Präsentationsmaterialien</text:p>
      <text:p text:style-name="P1">Ziel: Präsentation auf Postern und am Stand, Abnahme des Produktes</text:p>
      <text:p text:style-name="P1"><text:span text:style-name="T1">4.1 Erstellung der Poster:</text:span> Sammlung der relevanten Materialien und Zusammenfassung auf Postern.</text:p>
      <text:p text:style-name="P1">Paket 4.1.1: Sammlung themenspezifischer Materialien</text:p>
      <text:p text:style-name="P1">Paket 4.1.2: Erarbeiten eines Präsentationskonzeptes</text:p>
      <text:p text:style-name="P1">Paket 4.1.3: Erstellen der Poster nach Konzept</text:p>
      <text:p text:style-name="P1"><text:span text:style-name="T1">4.2 Marktplatzvorbereitung:</text:span> Individuelle Vorbereitung der erarbeiteten Produkte</text:p>
      <text:p text:style-name="P1">Paket 4.2.1: Vorbereitung Stand</text:p>
      <text:p text:style-name="P1">Paket 4.2.2: Individuelle Vorbereitung</text:p>
      <text:p text:style-name="P1"><text:soft-page-break/></text:p>
      <text:p text:style-name="P5"><text:span text:style-name="T1">MILESTONE 6:</text:span> Präsentation und Abnahme des Projekts, Produkt: Plakate, Marktplatzstand, Erklärungen zu der geleisteten Arbe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3:21:23.357000000</meta:creation-date>
    <dc:date>2016-03-26T21:16:32</dc:date>
    <meta:editing-duration>P1DT10H45M38S</meta:editing-duration>
    <meta:editing-cycles>2</meta:editing-cycles>
    <meta:generator>OpenOffice/4.0.1$Unix OpenOffice.org_project/401m5$Build-9714</meta:generator>
    <dc:creator>Jens Heller</dc:creator>
    <meta:document-statistic meta:table-count="0" meta:image-count="0" meta:object-count="0" meta:page-count="7" meta:paragraph-count="235" meta:word-count="1892" meta:character-count="15278"/>
  </office:meta>
</office:document-meta>
</file>